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604in" table:align="left"/>
    </style:style>
    <style:style style:name="Table1.A" style:family="table-column">
      <style:table-column-properties style:column-width="1.0889in"/>
    </style:style>
    <style:style style:name="Table1.B" style:family="table-column">
      <style:table-column-properties style:column-width="1.2715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ANOVA</text:span></text:span><text:span text:style-name="T2"> Analysis of Variance</text:span></text:p>
      <text:p text:style-name="Text_20_body"><text:span text:style-name="Strong_20_Emphasis">ANOVA</text:span> (Analysis of Variance) is a statistical method used to compare the means of three or more groups to determine if there are significant differences among them. Instead of comparing groups pair by pair, ANOVA allows you to analyze all groups simultaneously, providing a more comprehensive view of the differences.</text:p>
      <text:h text:style-name="Heading_20_3" text:outline-level="3">1. <text:span text:style-name="Strong_20_Emphasis">What is ANOVA For?</text:span></text:h>
      <text:list xml:id="list8480738958647622249" text:style-name="L1">
        <text:list-item>
          <text:p text:style-name="P8">ANOVA tests whether the means of different groups are significantly different from each other.</text:p>
        </text:list-item>
        <text:list-item>
          <text:p text:style-name="P8">It’s useful when you have multiple groups and want to know if the differences among them are more than what would be expected by chance.</text:p>
        </text:list-item>
        <text:list-item>
          <text:p text:style-name="P1">For example, if you have three different diets and want to see if they lead to different weight loss outcomes, ANOVA can tell you if at least one diet produces a different result from the others.</text:p>
        </text:list-item>
      </text:list>
      <text:h text:style-name="Heading_20_3" text:outline-level="3">2. <text:span text:style-name="Strong_20_Emphasis">How Does ANOVA Work?</text:span></text:h>
      <text:list xml:id="list7075758861853240088" text:style-name="L2">
        <text:list-item>
          <text:p text:style-name="P9">ANOVA compares <text:span text:style-name="Strong_20_Emphasis">two types of variance</text:span>:</text:p>
          <text:list>
            <text:list-item>
              <text:p text:style-name="P9"><text:span text:style-name="Strong_20_Emphasis">Between-Group Variance</text:span>: The variability in data due to the differences among the group means. If group means differ greatly, between-group variance will be high.</text:p>
            </text:list-item>
            <text:list-item>
              <text:p text:style-name="P9"><text:span text:style-name="Strong_20_Emphasis">Within-Group Variance</text:span>: The variability within each group. This represents random error or natural variation within each group.</text:p>
            </text:list-item>
          </text:list>
        </text:list-item>
        <text:list-item>
          <text:p text:style-name="P9"><text:span text:style-name="Strong_20_Emphasis">Hypothesis in ANOVA</text:span>:</text:p>
          <text:list>
            <text:list-item>
              <text:p text:style-name="P9"><text:span text:style-name="Strong_20_Emphasis">Null Hypothesis (H₀)</text:span>: All group means are equal (no difference among groups).</text:p>
            </text:list-item>
            <text:list-item>
              <text:p text:style-name="P9"><text:span text:style-name="Strong_20_Emphasis">Alternative Hypothesis (H₁)</text:span>: At least one group mean is different from the others.</text:p>
            </text:list-item>
          </text:list>
        </text:list-item>
        <text:list-item>
          <text:p text:style-name="P2"><text:span text:style-name="Strong_20_Emphasis">F-Statistic</text:span>: ANOVA calculates an F-statistic, which is the ratio of between-group variance to within-group variance. A larger F value suggests greater between-group differences relative to within-group variation, which may indicate a significant difference among groups.</text:p>
        </text:list-item>
      </text:list>
      <text:h text:style-name="Heading_20_3" text:outline-level="3">3. <text:span text:style-name="Strong_20_Emphasis">Types of ANOVA</text:span></text:h>
      <text:list xml:id="list367495706339496203" text:style-name="L3">
        <text:list-item>
          <text:p text:style-name="P10"><text:span text:style-name="Strong_20_Emphasis">One-Way ANOVA</text:span>: Used when comparing the means of three or more independent groups based on one factor (e.g., different diets).</text:p>
        </text:list-item>
        <text:list-item>
          <text:p text:style-name="P3"><text:span text:style-name="Strong_20_Emphasis">Two-Way ANOVA</text:span>: Used when examining the effect of two independent factors (e.g., different diets and exercise routines on weight loss).</text:p>
        </text:list-item>
      </text:list>
      <text:h text:style-name="Heading_20_3" text:outline-level="3">4. <text:span text:style-name="Strong_20_Emphasis">How to Use ANOVA?</text:span></text:h>
      <text:list xml:id="list6567939384997671923" text:style-name="L4">
        <text:list-item>
          <text:p text:style-name="P11"><text:span text:style-name="Strong_20_Emphasis">Step 1</text:span>: Define the groups and collect data for each.</text:p>
        </text:list-item>
        <text:list-item>
          <text:p text:style-name="P11"><text:span text:style-name="Strong_20_Emphasis">Step 2</text:span>: Calculate the group means and the overall mean.</text:p>
        </text:list-item>
        <text:list-item>
          <text:p text:style-name="P11"><text:span text:style-name="Strong_20_Emphasis">Step 3</text:span>: Calculate the between-group and within-group variance.</text:p>
        </text:list-item>
        <text:list-item>
          <text:p text:style-name="P11"><text:span text:style-name="Strong_20_Emphasis">Step 4</text:span>: Compute the F-statistic, which is the ratio of between-group variance to within-group variance.</text:p>
        </text:list-item>
        <text:list-item>
          <text:p text:style-name="P4"><text:span text:style-name="Strong_20_Emphasis">Step 5</text:span>: Compare the F-statistic to a critical value from the F-distribution (based on your chosen significance level, often 0.05) to determine if you can reject the null hypothesis.</text:p>
        </text:list-item>
      </text:list>
      <text:h text:style-name="Heading_20_3" text:outline-level="3"><text:soft-page-break/>5. <text:span text:style-name="Strong_20_Emphasis">Simple Example of One-Way ANOVA</text:span></text:h>
      <text:p text:style-name="Text_20_body">Suppose you’re testing the effects of three different study methods on test scores among students. You randomly assign students to one of three study methods and then measure their test scores.</text:p>
      <table:table table:name="Table1" table:style-name="Table1">
        <table:table-column table:style-name="Table1.A"/>
        <table:table-column table:style-name="Table1.B"/>
        <table:table-header-rows>
          <table:table-row>
            <table:table-cell table:style-name="Table1.A1" office:value-type="string">
              <text:p text:style-name="Table_20_Heading">Study Method</text:p>
            </table:table-cell>
            <table:table-cell table:style-name="Table1.A1" office:value-type="string">
              <text:p text:style-name="Table_20_Heading">Scores</text:p>
            </table:table-cell>
          </table:table-row>
        </table:table-header-rows>
        <table:table-row>
          <table:table-cell table:style-name="Table1.A1" office:value-type="string">
            <text:p text:style-name="Table_20_Contents">Method A</text:p>
          </table:table-cell>
          <table:table-cell table:style-name="Table1.A1" office:value-type="string">
            <text:p text:style-name="Table_20_Contents">78, 82, 85, 88, 90</text:p>
          </table:table-cell>
        </table:table-row>
        <table:table-row>
          <table:table-cell table:style-name="Table1.A1" office:value-type="string">
            <text:p text:style-name="Table_20_Contents">Method B</text:p>
          </table:table-cell>
          <table:table-cell table:style-name="Table1.A1" office:value-type="string">
            <text:p text:style-name="Table_20_Contents">68, 75, 78, 80, 85</text:p>
          </table:table-cell>
        </table:table-row>
        <table:table-row>
          <table:table-cell table:style-name="Table1.A1" office:value-type="string">
            <text:p text:style-name="Table_20_Contents">Method C</text:p>
          </table:table-cell>
          <table:table-cell table:style-name="Table1.A1" office:value-type="string">
            <text:p text:style-name="Table_20_Contents">82, 86, 89, 92, 95</text:p>
          </table:table-cell>
        </table:table-row>
      </table:table>
      <text:p text:style-name="Text_20_body"><text:span text:style-name="Strong_20_Emphasis">Steps to Analyze This with ANOVA</text:span>:</text:p>
      <text:list xml:id="list7619293336275517073" text:style-name="L5">
        <text:list-item>
          <text:p text:style-name="P5"><text:span text:style-name="Strong_20_Emphasis">Calculate Group Means</text:span>:</text:p>
          <text:list>
            <text:list-item>
              <text:p text:style-name="P12">Method A: Mean = 84.6</text:p>
            </text:list-item>
            <text:list-item>
              <text:p text:style-name="P12">Method B: Mean = 77.2</text:p>
            </text:list-item>
            <text:list-item>
              <text:p text:style-name="P12">Method C: Mean = 88.8</text:p>
            </text:list-item>
          </text:list>
        </text:list-item>
        <text:list-item>
          <text:p text:style-name="P5"><text:span text:style-name="Strong_20_Emphasis">Calculate the Overall Mean</text:span>:</text:p>
          <text:list>
            <text:list-item>
              <text:p text:style-name="P12">Combine all scores to get an overall mean.</text:p>
            </text:list-item>
          </text:list>
        </text:list-item>
        <text:list-item>
          <text:p text:style-name="P5"><text:span text:style-name="Strong_20_Emphasis">Calculate Variances</text:span>:</text:p>
          <text:list>
            <text:list-item>
              <text:p text:style-name="P12"><text:span text:style-name="Strong_20_Emphasis">Between-Group Variance</text:span>: Measure how much the group means differ from the overall mean.</text:p>
            </text:list-item>
            <text:list-item>
              <text:p text:style-name="P12"><text:span text:style-name="Strong_20_Emphasis">Within-Group Variance</text:span>: Measure the variation within each study method group.</text:p>
            </text:list-item>
          </text:list>
        </text:list-item>
        <text:list-item>
          <text:p text:style-name="P5"><text:span text:style-name="Strong_20_Emphasis">Compute the F-Statistic</text:span>:</text:p>
          <text:list>
            <text:list-item>
              <text:p text:style-name="P12">Calculate the F-statistic using the formula for ANOVA, which is the ratio of between-group variance to within-group variance.</text:p>
            </text:list-item>
          </text:list>
        </text:list-item>
        <text:list-item>
          <text:p text:style-name="P5"><text:span text:style-name="Strong_20_Emphasis">Interpret the Result</text:span>:</text:p>
          <text:list>
            <text:list-item>
              <text:p text:style-name="P12">Compare the F-statistic to the critical value from the F-distribution table.</text:p>
            </text:list-item>
            <text:list-item>
              <text:p text:style-name="P5">If the F-statistic is larger than the critical value, you reject the null hypothesis, indicating that at least one study method results in a significantly different mean score.</text:p>
            </text:list-item>
          </text:list>
        </text:list-item>
      </text:list>
      <text:h text:style-name="Heading_20_3" text:outline-level="3">6. <text:span text:style-name="Strong_20_Emphasis">Interpreting ANOVA Results</text:span></text:h>
      <text:list xml:id="list5498560979531509451" text:style-name="L6">
        <text:list-item>
          <text:p text:style-name="P13">If ANOVA shows a significant result (p-value &lt; 0.05), you conclude that at least one group mean is different from the others.</text:p>
        </text:list-item>
        <text:list-item>
          <text:p text:style-name="P6"><text:span text:style-name="Strong_20_Emphasis">Post-Hoc Tests</text:span>: If you find a significant difference, you may conduct post-hoc tests (like Tukey’s HSD) to determine which specific groups differ from each other.</text:p>
        </text:list-item>
      </text:list>
      <text:h text:style-name="Heading_20_3" text:outline-level="3">7. <text:span text:style-name="Strong_20_Emphasis">When to Use ANOVA</text:span></text:h>
      <text:list xml:id="list4825305804970792923" text:style-name="L7">
        <text:list-item>
          <text:p text:style-name="P14">Use ANOVA when comparing three or more groups and when you assume the following:</text:p>
          <text:list>
            <text:list-item>
              <text:p text:style-name="P14">The populations are normally distributed.</text:p>
            </text:list-item>
            <text:list-item>
              <text:p text:style-name="P14">The samples are independent.</text:p>
            </text:list-item>
            <text:list-item>
              <text:p text:style-name="P7">The variances of the populations are roughly equal (homogeneity of variance).</text:p>
            </text:list-item>
          </text:list>
        </text:list-item>
      </text:list>
      <text:h text:style-name="Heading_20_3" text:outline-level="3">Summary</text:h>
      <text:p text:style-name="Text_20_body">ANOVA is a powerful tool for comparing multiple group means at once, allowing researchers to <text:soft-page-break/>identify whether there’s a statistically significant difference among groups and to determine if further analysis is warranted.</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14T19:40:13.27</meta:creation-date>
    <meta:document-statistic meta:table-count="1" meta:image-count="0" meta:object-count="0" meta:page-count="3" meta:paragraph-count="58" meta:word-count="719" meta:character-count="4283"/>
    <dc:date>2024-11-14T19:40:51.12</dc:date>
    <dc:creator>Akram MTir</dc:creator>
    <meta:editing-duration>PT38S</meta:editing-duration>
    <meta:editing-cycles>1</meta:editing-cycles>
    <meta:generator>OpenOffice/4.1.11$Win32 OpenOffice.org_project/4111m1$Build-9808</meta:generator>
  </office:meta>
</office:document-meta>
</file>